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CA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CA"/>
    </style:style>
    <style:style style:name="P7" style:family="paragraph" style:parent-style-name="Standard">
      <style:text-properties fo:language="en" fo:country="CA"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uttle dataset benchmark:</text:p>
      <text:p text:style-name="Standard"/>
      <text:p text:style-name="P1">Parameters:</text:p>
      <text:p text:style-name="Standard">DEFAULT_SHUTTLE_CONFIG = {</text:p>
      <text:p text:style-name="Standard"><text:s text:c="4"/>'program_population_size': 400,</text:p>
      <text:p text:style-name="Standard"><text:s text:c="4"/>'team_population_size': 200, # must be half the population_size</text:p>
      <text:p text:style-name="Standard"><text:s text:c="4"/>'max_generation_total': 20,</text:p>
      <text:p text:style-name="Standard"><text:s text:c="4"/>'mutation_single_instruction_rate': 0.9,</text:p>
      <text:p text:style-name="Standard"><text:s text:c="4"/>'mutation_instruction_set_rate': 0.9,</text:p>
      <text:p text:style-name="Standard"><text:s text:c="4"/>'mutation_team_rate': 0.9,</text:p>
      <text:p text:style-name="Standard"><text:s text:c="4"/>'max_mutations_per_program': 5,</text:p>
      <text:p text:style-name="Standard"><text:s text:c="4"/>'runs_total': 100, </text:p>
      <text:p text:style-name="Standard"><text:s text:c="4"/>'minimum_program_size': 1,</text:p>
      <text:p text:style-name="Standard"><text:s text:c="4"/>'initial_program_size': 10,</text:p>
      <text:p text:style-name="Standard"><text:s text:c="4"/>'max_program_size': 20,</text:p>
      <text:p text:style-name="Standard"><text:s text:c="4"/>'minimum_team_size': 2,</text:p>
      <text:p text:style-name="Standard"><text:s text:c="4"/>'initial_team_size': 3,</text:p>
      <text:p text:style-name="Standard"><text:s text:c="4"/>'max_team_size': 6,</text:p>
      <text:p text:style-name="Standard"><text:s text:c="4"/>'total_calculation_registers': 1,</text:p>
      <text:p text:style-name="Standard"><text:s text:c="4"/>'replacement_rate': 0.2,</text:p>
      <text:p text:style-name="Standard"><text:s text:c="4"/>'sampling': {</text:p>
      <text:p text:style-name="Standard"><text:s text:c="8"/>'use_sampling': True,</text:p>
      <text:p text:style-name="Standard"><text:s text:c="8"/>'sampling_size': 420, # {0: 11478, 1: 13, 2: 39, 3: 2155, 4: 809, 5: 4, 6: 2} -&gt; {0: 60, 1: 13, 2: 39, 3: 60, 4: 60, 5: 4, 6: 2} -&gt; 238</text:p>
      <text:p text:style-name="Standard"><text:s text:c="4"/>}</text:p>
      <text:p text:style-name="Standard">}</text:p>
      <text:p text:style-name="Standard"/>
      <text:p text:style-name="P1">Results:</text:p>
      <text:p text:style-name="Standard">################# Overall Best:</text:p>
      <text:p text:style-name="Standard">7 Run best program: 929:19, f: 0.43197, team size: 6, team members: [('(1007:6)', 0), ('(2627:18)', 0), ('(2695:19)', 0), ('(56:0)', <text:s/>1), ('(164:0)', 3), ('(332:0)', 4)]</text:p>
      <text:p text:style-name="Standard">TRAIN: acc: 0.43197, mrecall: 0.30978</text:p>
      <text:p text:style-name="Standard">TEST: acc: 0.8531, mrecall: 0.31762, final: 0.58536, recall: [ 0.95460882 <text:s/>0.15384615 <text:s/>0. <text:s text:c="9"/>0.37819026 <text:s/>0.73671199 <text:s/>0. <text:s text:c="8"/>0. <text:s text:c="7"/>]</text:p>
      <text:p text:style-name="Standard"/>
      <text:p text:style-name="Standard">Algorithm info:Class Distributions: defaultdict(&lt;type 'int'&gt;, {0: 11478, 1: 13, 2: 39, 3: 2155, 4: 809, 5: 4, 6: 2}), for a total of</text:p>
      <text:p text:style-name="Standard"><text:s/>14500 samples</text:p>
      <text:p text:style-name="Standard">total samples (train): 43500</text:p>
      <text:p text:style-name="Standard">total samples (test): 14500</text:p>
      <text:p text:style-name="Standard">total_input_registers: 9</text:p>
      <text:p text:style-name="Standard">total_output_registers: 7</text:p>
      <text:p text:style-name="Standard">total_general_registers: 8</text:p>
      <text:p text:style-name="Standard"/>
      <text:p text:style-name="Standard">Acc per classes: [0.7556551724137931, 0.00013793103448275863, 0.0, 0.05620689655172414, 0.04110344827586207, 0.0, 0.0]</text:p>
      <text:p text:style-name="Standard">Acc per classes (counter): [10957.0, 2.0, 0, 815.0, 596.0, 0, 0]</text:p>
      <text:p text:style-name="Standard">Confusion Matrix:</text:p>
      <text:p text:style-name="Standard">[[10957 <text:s text:c="4"/>0 <text:s text:c="4"/>0 <text:s text:c="2"/>521 <text:s text:c="4"/>0 <text:s text:c="4"/>0 <text:s text:c="4"/>0]</text:p>
      <text:p text:style-name="Standard"><text:s/>[ <text:s text:c="2"/>10 <text:s text:c="4"/>2 <text:s text:c="4"/>0 <text:s text:c="4"/>0 <text:s text:c="4"/>1 <text:s text:c="4"/>0 <text:s text:c="4"/>0]</text:p>
      <text:p text:style-name="Standard"><text:s/>[ <text:s text:c="2"/>34 <text:s text:c="4"/>3 <text:s text:c="4"/>0 <text:s text:c="4"/>0 <text:s text:c="4"/>2 <text:s text:c="4"/>0 <text:s text:c="4"/>0]</text:p>
      <text:p text:style-name="Standard"><text:s/>[ <text:s/>174 <text:s text:c="2"/>269 <text:s text:c="4"/>0 <text:s text:c="2"/>815 <text:s text:c="2"/>897 <text:s text:c="4"/>0 <text:s text:c="4"/>0]</text:p>
      <text:p text:style-name="Standard"><text:soft-page-break/><text:s/>[ <text:s/>213 <text:s text:c="4"/>0 <text:s text:c="4"/>0 <text:s text:c="4"/>0 <text:s text:c="2"/>596 <text:s text:c="4"/>0 <text:s text:c="4"/>0]</text:p>
      <text:p text:style-name="Standard"><text:s/>[ <text:s text:c="3"/>1 <text:s text:c="4"/>1 <text:s text:c="4"/>0 <text:s text:c="4"/>0 <text:s text:c="4"/>2 <text:s text:c="4"/>0 <text:s text:c="4"/>0]</text:p>
      <text:p text:style-name="Standard"><text:s/>[ <text:s text:c="3"/>2 <text:s text:c="4"/>0 <text:s text:c="4"/>0 <text:s text:c="4"/>0 <text:s text:c="4"/>0 <text:s text:c="4"/>0 <text:s text:c="4"/>0]]</text:p>
      <text:p text:style-name="Standard"/>
      <text:p text:style-name="Standard">Test Metric per run: <text:span text:style-name="T1">[0.18895, 0.56642, 0.29408, 0.47378, 0.51006, 0.44703, 0.46645, 0.58536, 0.41893, 0.3585, 0.37811, 0.53218, 0.49251, 0.56044, 0.45072, 0.56642, 0.43433, 0.44175, 0.40371, 0.51749, 0.56164, 0.54471, 0.42156, 0.46244, 0.42301, 0.49063, 0.49966, 0.5223, 0.44503, 0.45714, 0.57627, 0.56605, 0.49954, 0.56418, 0.56593, 0.52649, 0.45253, 0.56593, 0.42396, 0.51455, 0.52647, 0.37064, 0.54021, 0.46681, 0.37187, 0.49063, 0.38422, 0.5059, 0.44916, 0.56471, 0.56601, 0.52868, 0.51654, 0.52501, 0.43159, 0.41963, 0.46681, 0.49669, 0.49063, 0.4173, 0.40036, 0.53571, 0.49373, 0.38732, 0.4778, 0.52812, 0.44193, 0.56605, 0.43868, 0.55779, 0.52725, 0.47463, 0.56617, 0.47651, 0.49954, 0.40564, 0.54265, 0.52764, 0.51642, 0.56605, 0.507, 0.4414, 0.56642, 0.56648, 0.43991, 0.449, 0.15282, 0.27304, 0.56605, 0.56601, 0.41033, 0.56954, 0.36101, 0.47658, 0.51002, 0.42747, 0.45519, 0.56622, 0.45851, 0.25153]</text:span></text:p>
      <text:p text:style-name="Standard">Test Metric, mean: 0.476448, std: 0.082399</text:p>
      <text:p text:style-name="Standard"/>
      <text:p text:style-name="Standard">Elapsed times (secs), mean: 48.8969, std: 2.735257</text:p>
      <text:p text:style-name="P4"/>
      <text:p text:style-name="P1">Shuttle dataset with complex instructions</text:p>
      <text:p text:style-name="Standard"/>
      <text:p text:style-name="Standard">################# Overall Best:</text:p>
      <text:p text:style-name="Standard">63 Run best program: 978:20, f: 0.54761, team size: 5, team members: [('(1965:13)', 0), ('(2325:16)', 0), ('(30:0)', 1), ('(336:0)',</text:p>
      <text:p text:style-name="Standard"><text:s/>3), ('(42:0)', 4)]</text:p>
      <text:p text:style-name="Standard">TRAIN: acc: 0.54761, mrecall: 0.38333</text:p>
      <text:p text:style-name="Standard">TEST: acc: 0.7842, mrecall: 0.37968, final: 0.58194, recall: [ 0.73810768 <text:s/>0. <text:s text:c="9"/>0. <text:s text:c="9"/>1. <text:s text:c="9"/>0.91965389 <text:s/>0.</text:p>
      <text:p text:style-name="Standard"><text:s text:c="3"/>0. <text:s text:c="7"/>]</text:p>
      <text:p text:style-name="Standard"/>
      <text:p text:style-name="Standard">Algorithm info:Class Distributions: defaultdict(&lt;type 'int'&gt;, {0: 11478, 1: 13, 2: 39, 3: 2155, 4: 809, 5: 4, 6: 2}), for a total of</text:p>
      <text:p text:style-name="Standard"><text:s/>14500 samples</text:p>
      <text:p text:style-name="Standard">total samples (train): 43500</text:p>
      <text:p text:style-name="Standard">total samples (test): 14500</text:p>
      <text:p text:style-name="Standard">total_input_registers: 9</text:p>
      <text:p text:style-name="Standard">total_output_registers: 7</text:p>
      <text:p text:style-name="Standard">total_general_registers: 8</text:p>
      <text:p text:style-name="Standard"/>
      <text:p text:style-name="Standard">Acc per classes: [0.5842758620689655, 0.0, 0.0, 0.14862068965517242, 0.05131034482758621, 0.0, 0.0]</text:p>
      <text:p text:style-name="Standard">Acc per classes (counter): [8472.0, 0, 0, 2155.0, 744.0, 0, 0]</text:p>
      <text:p text:style-name="Standard">Confusion Matrix:</text:p>
      <text:p text:style-name="Standard">[[8472 <text:s text:c="3"/>0 <text:s text:c="3"/>0 3006 <text:s text:c="3"/>0 <text:s text:c="3"/>0 <text:s text:c="3"/>0]</text:p>
      <text:p text:style-name="Standard"><text:s/>[ <text:s text:c="2"/>6 <text:s text:c="3"/>0 <text:s text:c="3"/>0 <text:s text:c="3"/>7 <text:s text:c="3"/>0 <text:s text:c="3"/>0 <text:s text:c="3"/>0]</text:p>
      <text:p text:style-name="Standard"><text:s/>[ <text:s/>21 <text:s text:c="3"/>0 <text:s text:c="3"/>0 <text:s text:c="3"/>7 <text:s text:c="2"/>11 <text:s text:c="3"/>0 <text:s text:c="3"/>0]</text:p>
      <text:p text:style-name="Standard"><text:s/>[ <text:s text:c="2"/>0 <text:s text:c="3"/>0 <text:s text:c="3"/>0 2155 <text:s text:c="3"/>0 <text:s text:c="3"/>0 <text:s text:c="3"/>0]</text:p>
      <text:p text:style-name="Standard"><text:s/>[ <text:s text:c="2"/>0 <text:s text:c="3"/>0 <text:s text:c="3"/>0 <text:s text:c="2"/>65 <text:s/>744 <text:s text:c="3"/>0 <text:s text:c="3"/>0]</text:p>
      <text:p text:style-name="Standard"><text:s/>[ <text:s text:c="2"/>0 <text:s text:c="3"/>0 <text:s text:c="3"/>0 <text:s text:c="3"/>1 <text:s text:c="3"/>3 <text:s text:c="3"/>0 <text:s text:c="3"/>0]</text:p>
      <text:p text:style-name="Standard"><text:s/>[ <text:s text:c="2"/>2 <text:s text:c="3"/>0 <text:s text:c="3"/>0 <text:s text:c="3"/>0 <text:s text:c="3"/>0 <text:s text:c="3"/>0 <text:s text:c="3"/>0]]</text:p>
      <text:p text:style-name="Standard"/>
      <text:p text:style-name="Standard">Test Metric per run: <text:span text:style-name="T1">[0.38822, 0.54729, 0.58193, 0.42139, 0.49043, 0.46176, 0.49954, 0.5322, 0.56605, 0.45702, 0.56605, 0.56642, 0.5</text:span></text:p>
      <text:p text:style-name="P3">6654, 0.49674, 0.20167, 0.49954, 0.51299, 0.46018, 0.48953, 0.33475, 0.42163, 0.46417, 0.44422, 0.56605, 0.56096, 0.47664, 0.49063,</text:p>
      <text:p text:style-name="P3">0.48045, 0.45457, 0.20167, 0.44933, 0.56605, 0.56605, 0.56028, 0.55832, 0.44946, 0.48405, 0.44946, 0.33923, 0.20167, 0.49954, 0.5664</text:p>
      <text:p text:style-name="P3">2, 0.42369, 0.51387, 0.54807, 0.44946, 0.56654, 0.49954, 0.48489, 0.50133, 0.56605, 0.44946, 0.45096, 0.56605, 0.46745, 0.44946, 0.5</text:p>
      <text:p text:style-name="P3">6491, 0.28488, 0.20167, 0.20167, 0.20167, 0.54002, 0.49954, 0.58194, 0.49837, 0.50084, 0.56642, 0.49954, 0.44946, 0.39975, 0.49063,</text:p>
      <text:p text:style-name="P3">0.56158, 0.40173, 0.56605, 0.37801, 0.1527, 0.45722, 0.46903, 0.20167, 0.49954, 0.49954, 0.4646, 0.45776, 0.56613, 0.49954, 0.56605,</text:p>
      <text:p text:style-name="P3"><text:s/>0.44946, 0.44946, 0.25547, 0.56605, 0.49954, 0.49063, 0.56654, 0.43277, 0.54592, 0.39202, 0.20167, 0.56426, 0.52526, 0.5037]</text:p>
      <text:p text:style-name="Standard">Test Metric, mean: 0.4649312, std: 0.105685933012</text:p>
      <text:p text:style-name="Standard"/>
      <text:p text:style-name="Standard"><text:soft-page-break/>Finished execution, total elapsed time: 6459.06499982 secs</text:p>
      <text:p text:style-name="Standard">Elapsed times, mean: 64.5906499982, std: 5.26890561817</text:p>
      <text:p text:style-name="P4"/>
      <text:p text:style-name="Standard"/>
      <text:p text:style-name="P1">Shuttle dataset with complex instructions with introns removal</text:p>
      <text:p text:style-name="P8"/>
      <text:p text:style-name="P8">################# Overall Best:</text:p>
      <text:p text:style-name="P8">46 Run best program: 993:20, f: 0.46938, team size: 6, team members: [('(1472:10)', 0), ('(2022:14)', 0), ('(2915:19)', 0), ('(3048:</text:p>
      <text:p text:style-name="P8">20)', 0), ('(386:0)', 2), ('(393:0)', 4)]</text:p>
      <text:p text:style-name="P8">TRAIN: acc: 0.46938, mrecall: 0.32857</text:p>
      <text:p text:style-name="P8">TEST: acc: 0.82565, mrecall: 0.32173, final: 0.57369, recall: [ 0.98466632 <text:s/>0. <text:s text:c="9"/>0.46153846 <text:s/>0. <text:s text:c="9"/>0.80593325 <text:s/>0.</text:p>
      <text:p text:style-name="P8"><text:s text:c="4"/>0. <text:s text:c="7"/>]</text:p>
      <text:p text:style-name="P8"/>
      <text:p text:style-name="P8">Algorithm info:Class Distributions: defaultdict(&lt;type 'int'&gt;, {0: 11478, 1: 13, 2: 39, 3: 2155, 4: 809, 5: 4, 6: 2}), for a total of</text:p>
      <text:p text:style-name="P8"><text:s/>14500 samples</text:p>
      <text:p text:style-name="P8">total samples (train): 43500</text:p>
      <text:p text:style-name="P8">total samples (test): 14500</text:p>
      <text:p text:style-name="P8">total_input_registers: 9</text:p>
      <text:p text:style-name="P8">total_output_registers: 7</text:p>
      <text:p text:style-name="P8">total_general_registers: 8</text:p>
      <text:p text:style-name="P8"/>
      <text:p text:style-name="P8">Acc per classes: [0.779448275862069, 0.0, 0.0012413793103448277, 0.0, 0.04496551724137931, 0.0, 0.0]</text:p>
      <text:p text:style-name="P8">Acc per classes (counter): [11302.0, 0, 18.0, 0, 652.0, 0, 0]</text:p>
      <text:p text:style-name="P8">Confusion Matrix:</text:p>
      <text:p text:style-name="P8">[[11302 <text:s text:c="4"/>0 <text:s text:c="3"/>15 <text:s text:c="4"/>0 <text:s text:c="2"/>161 <text:s text:c="4"/>0 <text:s text:c="4"/>0]</text:p>
      <text:p text:style-name="P8"><text:s/>[ <text:s text:c="3"/>9 <text:s text:c="4"/>0 <text:s text:c="4"/>0 <text:s text:c="4"/>0 <text:s text:c="4"/>4 <text:s text:c="4"/>0 <text:s text:c="4"/>0]</text:p>
      <text:p text:style-name="P8"><text:s/>[ <text:s text:c="2"/>21 <text:s text:c="4"/>0 <text:s text:c="3"/>18 <text:s text:c="4"/>0 <text:s text:c="4"/>0 <text:s text:c="4"/>0 <text:s text:c="4"/>0]</text:p>
      <text:p text:style-name="P8"><text:s/>[ 1552 <text:s text:c="4"/>0 <text:s text:c="3"/>34 <text:s text:c="4"/>0 <text:s text:c="2"/>569 <text:s text:c="4"/>0 <text:s text:c="4"/>0]</text:p>
      <text:p text:style-name="P8"><text:s/>[ <text:s text:c="3"/>1 <text:s text:c="4"/>0 <text:s text:c="2"/>156 <text:s text:c="4"/>0 <text:s text:c="2"/>652 <text:s text:c="4"/>0 <text:s text:c="4"/>0]</text:p>
      <text:p text:style-name="P8"><text:s/>[ <text:s text:c="3"/>0 <text:s text:c="4"/>0 <text:s text:c="4"/>0 <text:s text:c="4"/>0 <text:s text:c="4"/>4 <text:s text:c="4"/>0 <text:s text:c="4"/>0]</text:p>
      <text:p text:style-name="P8"><text:s/>[ <text:s text:c="3"/>2 <text:s text:c="4"/>0 <text:s text:c="4"/>0 <text:s text:c="4"/>0 <text:s text:c="4"/>0 <text:s text:c="4"/>0 <text:s text:c="4"/>0]]</text:p>
      <text:p text:style-name="P8"/>
      <text:p text:style-name="P8">Test Metric per run: <text:span text:style-name="T1">[0.5261, 0.47819, 0.52302, 0.56642, 0.28573, 0.42039, 0.45702, 0.5065, 0.42346, 0.44946, 0.44946, 0.44844, 0.51212, 0.40788, 0.48171, 0.48289, 0.56605, 0.56605, 0.4827, 0.44699, 0.30315, 0.53232, 0.20167, 0.40547, 0.40207, 0.49051, 0.49635, 0.52667, 0.48253, 0.20167, 0.20167, 0.56642, 0.46681, 0.36336, 0.45972, 0.45355, 0.56605, 0.4167, 0.52501, 0.52667, 0.53398, 0.36828,0.42039, 0.48159, 0.56215, 0.54552, 0.57369, 0.50738, 0.4039, 0.53232, 0.50263, 0.56642, 0.46855, 0.5663, 0.56642, 0.46681, 0.56605, 0.42782, 0.44677, 0.49954, 0.46417, 0.52667, 0.49405, 0.50756, 0.42717, 0.36169, 0.50667, 0.5722, 0.52386, 0.50738, 0.44339, 0.42468, 0.52488, 0.48073, 0.53663, 0.47749, 0.29088, 0.56642, 0.49954, 0.45915, 0.48414, 0.53232, 0.47247, 0.57294, 0.49063, 0.45722, 0.49954, 0.4866, 0.53385, 0.46878, 0.37034, 0.51683, 0.42689, 0.40036, 0.51278, 0.46689, 0.46042, 0.39373, 0.44736, 0.4844]</text:span></text:p>
      <text:p text:style-name="P8">Test Metric, mean: 0.4714916, std: 0.07812</text:p>
      <text:p text:style-name="P8"/>
      <text:p text:style-name="P8">Avg Introns:, mean: 5.74066666667, std: 1.094963697435</text:p>
      <text:p text:style-name="P8"/>
      <text:p text:style-name="P8">Finished execution, total elapsed time: 3099.6420002 secs</text:p>
      <text:p text:style-name="P8">Elapsed times, mean: 61.99284000395, std: 7.58725732715</text:p>
      <text:p text:style-name="P8"/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7H36M59S</meta:editing-duration>
    <meta:editing-cycles>213</meta:editing-cycles>
    <meta:generator>OpenOffice/4.1.1$Win32 OpenOffice.org_project/411m6$Build-9775</meta:generator>
    <dc:date>2015-02-17T03:20:43.48</dc:date>
    <dc:creator>Jessica Pauli de C Bonson</dc:creator>
    <meta:document-statistic meta:table-count="0" meta:image-count="0" meta:object-count="0" meta:page-count="3" meta:paragraph-count="112" meta:word-count="967" meta:character-count="7486"/>
    <meta:user-defined meta:name="Info 1"/>
    <meta:user-defined meta:name="Info 2"/>
    <meta:user-defined meta:name="Info 3"/>
    <meta:user-defined meta:name="Info 4"/>
  </office:meta>
</office:document-meta>
</file>